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c813f" officeooo:paragraph-rsid="000c813f"/>
    </style:style>
    <style:style style:name="P2" style:family="paragraph" style:parent-style-name="Standard">
      <style:text-properties officeooo:rsid="000f5cdb" officeooo:paragraph-rsid="00117b4f"/>
    </style:style>
    <style:style style:name="P3" style:family="paragraph" style:parent-style-name="Standard">
      <style:text-properties officeooo:rsid="00117b4f" officeooo:paragraph-rsid="00117b4f"/>
    </style:style>
    <style:style style:name="P4" style:family="paragraph" style:parent-style-name="Standard" style:list-style-name="L1">
      <style:text-properties officeooo:rsid="000c813f" officeooo:paragraph-rsid="000c813f"/>
    </style:style>
    <style:style style:name="P5" style:family="paragraph" style:parent-style-name="Standard" style:list-style-name="L1">
      <style:text-properties officeooo:rsid="000e33d3" officeooo:paragraph-rsid="000e33d3"/>
    </style:style>
    <style:style style:name="P6" style:family="paragraph" style:parent-style-name="Standard" style:list-style-name="L1">
      <style:text-properties officeooo:rsid="000f32e2" officeooo:paragraph-rsid="000f32e2"/>
    </style:style>
    <style:style style:name="P7" style:family="paragraph" style:parent-style-name="Standard" style:list-style-name="L1">
      <style:text-properties officeooo:rsid="000f5cdb" officeooo:paragraph-rsid="000f5cdb"/>
    </style:style>
    <style:style style:name="P8" style:family="paragraph" style:parent-style-name="Standard" style:list-style-name="L1">
      <style:text-properties officeooo:rsid="00104551" officeooo:paragraph-rsid="00104551"/>
    </style:style>
    <style:style style:name="P9" style:family="paragraph" style:parent-style-name="Standard" style:list-style-name="L1">
      <style:text-properties officeooo:rsid="00117b4f" officeooo:paragraph-rsid="00117b4f"/>
    </style:style>
    <style:style style:name="P10" style:family="paragraph" style:parent-style-name="Standard" style:list-style-name="L2">
      <style:text-properties officeooo:rsid="0011cd3d" officeooo:paragraph-rsid="0011cd3d"/>
    </style:style>
    <style:style style:name="P11" style:family="paragraph" style:parent-style-name="Standard" style:list-style-name="L2">
      <style:text-properties officeooo:rsid="0012a24f" officeooo:paragraph-rsid="0012a24f"/>
    </style:style>
    <style:style style:name="P12" style:family="paragraph" style:parent-style-name="Standard">
      <style:text-properties officeooo:rsid="0012a24f" officeooo:paragraph-rsid="0012a24f"/>
    </style:style>
    <style:style style:name="P13" style:family="paragraph" style:parent-style-name="Standard">
      <style:text-properties officeooo:rsid="00156e12" officeooo:paragraph-rsid="00156e12"/>
    </style:style>
    <style:style style:name="P14" style:family="paragraph" style:parent-style-name="Standard" style:list-style-name="L3">
      <style:text-properties officeooo:rsid="00156e12" officeooo:paragraph-rsid="00156e12"/>
    </style:style>
    <style:style style:name="P15" style:family="paragraph" style:parent-style-name="Standard" style:list-style-name="L3">
      <style:text-properties officeooo:rsid="0015efe8" officeooo:paragraph-rsid="0015efe8"/>
    </style:style>
    <style:style style:name="P16" style:family="paragraph" style:parent-style-name="Standard" style:list-style-name="L3">
      <style:text-properties officeooo:rsid="0017c11c" officeooo:paragraph-rsid="0017c11c"/>
    </style:style>
    <style:style style:name="P17" style:family="paragraph" style:parent-style-name="Standard">
      <style:text-properties officeooo:rsid="0017c11c" officeooo:paragraph-rsid="0017c11c"/>
    </style:style>
    <style:style style:name="P18" style:family="paragraph" style:parent-style-name="Standard" style:list-style-name="L4">
      <style:text-properties officeooo:rsid="00184e07" officeooo:paragraph-rsid="00184e07"/>
    </style:style>
    <style:style style:name="P19" style:family="paragraph" style:parent-style-name="Standard" style:list-style-name="L4">
      <style:text-properties officeooo:rsid="00185324" officeooo:paragraph-rsid="00185324"/>
    </style:style>
    <style:style style:name="T1" style:family="text">
      <style:text-properties officeooo:rsid="001496e1"/>
    </style:style>
    <style:style style:name="T2" style:family="text">
      <style:text-properties officeooo:rsid="00184e0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ie 514 ab Bathey</text:p>
      <text:p text:style-name="P1"/>
      <text:list xml:id="list53690003" text:style-name="L1">
        <text:list-item>
          <text:p text:style-name="P4">Ende Links</text:p>
        </text:list-item>
        <text:list-item>
          <text:p text:style-name="P4">links → auf dem Graskamp</text:p>
        </text:list-item>
        <text:list-item>
          <text:p text:style-name="P4">rechts Batheyer Straße</text:p>
        </text:list-item>
        <text:list-item>
          <text:p text:style-name="P4">rechts → HST Klöckner</text:p>
        </text:list-item>
        <text:list-item>
          <text:p text:style-name="P4">Ampel HST Feldmühle rechts</text:p>
        </text:list-item>
        <text:list-item>
          <text:p text:style-name="P5">2. nach Eisenbahnüberführung links → Schwerter Str.</text:p>
        </text:list-item>
        <text:list-item>
          <text:p text:style-name="P5">nach Arminius Apotheke links → Fahrschule Klöckner → Poststraße</text:p>
        </text:list-item>
        <text:list-item>
          <text:p text:style-name="P5">Ende rechts</text:p>
        </text:list-item>
        <text:list-item>
          <text:p text:style-name="P5">nach ARAL links → Hagener Str.</text:p>
        </text:list-item>
        <text:list-item>
          <text:p text:style-name="P6">nach HST Polizeipräsidium rechts → Fleyer Str.</text:p>
        </text:list-item>
        <text:list-item>
          <text:p text:style-name="P7">große Kreuzung nach HST Ruhrstr. rechts →Heinitzstraße</text:p>
        </text:list-item>
        <text:list-item>
          <text:p text:style-name="P8">Kreisel 2. gerade aus → Innenstadt</text:p>
        </text:list-item>
        <text:list-item>
          <text:p text:style-name="P8">Ampel Volkspark gerade aus</text:p>
        </text:list-item>
        <text:list-item>
          <text:p text:style-name="P8">Ege Market (Günlük Taze) links → HA BHF</text:p>
        </text:list-item>
        <text:list-item>
          <text:p text:style-name="P8">Sondersignal HST Schwenke links</text:p>
        </text:list-item>
        <text:list-item>
          <text:p text:style-name="P8">nach HST Schwenke rechts → Bergstr.</text:p>
        </text:list-item>
        <text:list-item>
          <text:p text:style-name="P8">Nächste rechts → Augustastr.</text:p>
        </text:list-item>
        <text:list-item>
          <text:p text:style-name="P8">Ende links → Bergischer Ring</text:p>
        </text:list-item>
        <text:list-item>
          <text:p text:style-name="P8">nächste rechts → Lange Straße</text:p>
        </text:list-item>
        <text:list-item>
          <text:p text:style-name="P8">Ende rechts → Rehstraße</text:p>
        </text:list-item>
        <text:list-item>
          <text:p text:style-name="P8">nach Minervastr. rechts → Rehstraße</text:p>
        </text:list-item>
        <text:list-item>
          <text:p text:style-name="P8">Ende Shell Tankstelle links → Berliner Str.</text:p>
        </text:list-item>
        <text:list-item>
          <text:p text:style-name="P8">nach Mercedes Jürgens links → Farben Thuner</text:p>
        </text:list-item>
        <text:list-item>
          <text:p text:style-name="P8">Ende rechts</text:p>
        </text:list-item>
        <text:list-item>
          <text:p text:style-name="P8">nächste links → Märkische Bank</text:p>
        </text:list-item>
        <text:list-item>
          <text:p text:style-name="P8">nächste links → HST Hasper Torhaus</text:p>
        </text:list-item>
        <text:list-item>
          <text:p text:style-name="P9">nächste links</text:p>
        </text:list-item>
        <text:list-item>
          <text:p text:style-name="P9">Märkische Bank gerade aus</text:p>
        </text:list-item>
        <text:list-item>
          <text:p text:style-name="P9">Ampel HST Enepeufer gerade aus</text:p>
        </text:list-item>
        <text:list-item>
          <text:p text:style-name="P9">Ende links → Büddinghardt/HST Heubing Bahnhof</text:p>
        </text:list-item>
        <text:list-item>
          <text:p text:style-name="P9">nach HST Ev. Krankenhaus/<text:span text:style-name="T1">Backshop</text:span> links → Oedenburgstr.</text:p>
        </text:list-item>
        <text:list-item>
          <text:p text:style-name="P9">Nach HST Oedenburgstraße die <text:span text:style-name="T1">Ampel </text:span>links → Grundschötteler Str.</text:p>
        </text:list-item>
        <text:list-item>
          <text:p text:style-name="P9">nächste <text:span text:style-name="T1">rechts 3,5t</text:span> → Harkortstr.</text:p>
        </text:list-item>
        <text:list-item>
          <text:p text:style-name="P9">nach HST Harkortstr. rechts → Harkortstr. → HST Jungfernbusch</text:p>
        </text:list-item>
        <text:list-item>
          <text:p text:style-name="P9">links → Ährenstr.</text:p>
        </text:list-item>
        <text:list-item>
          <text:p text:style-name="P9">Links L<text:span text:style-name="T1">o</text:span>uise-Mär<text:span text:style-name="T1">c</text:span>ker-Str.</text:p>
        </text:list-item>
        <text:list-item>
          <text:p text:style-name="P9">Ende rechts → Jungfernbruch</text:p>
        </text:list-item>
        <text:list-item>
          <text:p text:style-name="P9">Ende rechts → Enneperstraße</text:p>
        </text:list-item>
        <text:list-item>
          <text:p text:style-name="P9">Wendeschleife HST Westerbauer Schleife drehen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Linie 514 ab Westerbauer Schleife</text:p>
      <text:p text:style-name="P3"/>
      <text:list xml:id="list3095258613" text:style-name="L2">
        <text:list-item>
          <text:p text:style-name="P10">links → Nordstr.</text:p>
        </text:list-item>
        <text:list-item>
          <text:p text:style-name="P10">Links → Luise Märker Str./HST Luise Märker Str.</text:p>
        </text:list-item>
        <text:list-item>
          <text:p text:style-name="P10">Ende rechts → Ährenstr.</text:p>
        </text:list-item>
        <text:list-item>
          <text:p text:style-name="P10"><text:span text:style-name="T1">r</text:span>echts → Harkortstr.</text:p>
        </text:list-item>
        <text:list-item>
          <text:p text:style-name="P10">Ende links → Harkortstraße</text:p>
        </text:list-item>
        <text:list-item>
          <text:p text:style-name="P10">Ende links → Grundschötteler Straße</text:p>
        </text:list-item>
        <text:list-item>
          <text:p text:style-name="P10"><text:span text:style-name="T1">Ampel </text:span>rechts →<text:span text:style-name="T1"> ev. Krankenhaus</text:span> → Oedenburgstraße</text:p>
        </text:list-item>
        <text:list-item>
          <text:p text:style-name="P10"><text:span text:style-name="T1">Backshop/</text:span>Ende rechts → Büddingstraße</text:p>
        </text:list-item>
        <text:list-item>
          <text:p text:style-name="P10">nach HST Heubing BHF/<text:span text:style-name="T1">Ampel</text:span> rechts → Tillmannstraße</text:p>
        </text:list-item>
        <text:list-item>
          <text:p text:style-name="P10">Ampel HST Ennepeufer gerade aus</text:p>
        </text:list-item>
        <text:list-item>
          <text:p text:style-name="P10">Löwenapotheke/Märkische Bank → rechts → Swollinsky Straße</text:p>
        </text:list-item>
        <text:list-item>
          <text:p text:style-name="P10">links → HST Hasper Torhaus</text:p>
        </text:list-item>
        <text:list-item>
          <text:p text:style-name="P10">rechts → Berliner Straße</text:p>
        </text:list-item>
        <text:list-item>
          <text:p text:style-name="P10">Farben Thuner/Mercedes Jürgens rechts </text:p>
        </text:list-item>
        <text:list-item>
          <text:p text:style-name="P10">„Best Car Wash“ rechts → Rehstraße →<text:span text:style-name="T1"> Gewerbegebiet Kückelhausen</text:span></text:p>
        </text:list-item>
        <text:list-item>
          <text:p text:style-name="P10"><text:span text:style-name="T1">Ampel/Autoring Hagen </text:span>links → Rehstraße</text:p>
        </text:list-item>
        <text:list-item>
          <text:p text:style-name="P10">links → Lange Straße</text:p>
        </text:list-item>
        <text:list-item>
          <text:p text:style-name="P10">Ende links → Bergischer Ring</text:p>
        </text:list-item>
        <text:list-item>
          <text:p text:style-name="P10">Ende rechts → HA Bahnhof</text:p>
        </text:list-item>
        <text:list-item>
          <text:p text:style-name="P11">Altenhagener Brücker (Günlük Taze) rechts</text:p>
        </text:list-item>
        <text:list-item>
          <text:p text:style-name="P11">gerade aus → Innenstadt</text:p>
        </text:list-item>
        <text:list-item>
          <text:p text:style-name="P11">Kreisel 2. gerade aus</text:p>
        </text:list-item>
        <text:list-item>
          <text:p text:style-name="P11">Ampel Riepe Sanitätshaus links</text:p>
        </text:list-item>
        <text:list-item>
          <text:p text:style-name="P11">Ampel Hilde rechts</text:p>
        </text:list-item>
        <text:list-item>
          <text:p text:style-name="P11">Ende rechts</text:p>
        </text:list-item>
        <text:list-item>
          <text:p text:style-name="P11">nächste links → Fleyer Straße</text:p>
        </text:list-item>
        <text:list-item>
          <text:p text:style-name="P11"><text:span text:style-name="T1">Ampel </text:span>links → Feithstraße → Polizeipräsidium</text:p>
        </text:list-item>
        <text:list-item>
          <text:p text:style-name="P11">ARAL rechts → Pappelstraße</text:p>
        </text:list-item>
        <text:list-item>
          <text:p text:style-name="P11">links → Poststraße <text:span text:style-name="T1">7</text:span>,5t, Anlieger frei</text:p>
        </text:list-item>
        <text:list-item>
          <text:p text:style-name="P11">Ende rechts → Schwerter Straße</text:p>
        </text:list-item>
        <text:list-item>
          <text:p text:style-name="P11">rechts → Iserlohn/Schwerte</text:p>
        </text:list-item>
        <text:list-item>
          <text:p text:style-name="P11">Ampel links Schwerte/Westhofen → Bathey</text:p>
        </text:list-item>
        <text:list-item>
          <text:p text:style-name="P11">Ende Links</text:p>
        </text:list-item>
        <text:list-item>
          <text:p text:style-name="P11">Thalia rechts</text:p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text:soft-page-break/>Linie 514 Westerbauer Schleife → Kabel</text:p>
      <text:p text:style-name="P13"/>
      <text:list xml:id="list3358749846" text:style-name="L3">
        <text:list-item>
          <text:p text:style-name="P14">Wendeschleife drehen</text:p>
        </text:list-item>
        <text:list-item>
          <text:p text:style-name="P14">links → Nordstraße</text:p>
        </text:list-item>
        <text:list-item>
          <text:p text:style-name="P15">links → Louise-Märker-Straße/HST Louise-Märker-Straße</text:p>
        </text:list-item>
        <text:list-item>
          <text:p text:style-name="P15">Ende rechts → Ährenstraße</text:p>
        </text:list-item>
        <text:list-item>
          <text:p text:style-name="P15">rechts → Harkortstraße</text:p>
        </text:list-item>
        <text:list-item>
          <text:p text:style-name="P15">nach HST Jungernbusch/Ende links → Harkortstraße</text:p>
        </text:list-item>
        <text:list-item>
          <text:p text:style-name="P15">Ende links → Grundschötteler Straße</text:p>
        </text:list-item>
        <text:list-item>
          <text:p text:style-name="P15">rechts → Oedenburgstraße</text:p>
        </text:list-item>
        <text:list-item>
          <text:p text:style-name="P15">Ende rechts → Büddingstraße</text:p>
        </text:list-item>
        <text:list-item>
          <text:p text:style-name="P15">nach HST Heubing BHF rechts → Tillmannstraße</text:p>
        </text:list-item>
        <text:list-item>
          <text:p text:style-name="P16">Ampeln HST Ennepeufer gerade aus</text:p>
        </text:list-item>
        <text:list-item>
          <text:p text:style-name="P16">Märkische Bank rechts → Swollinskystraße</text:p>
        </text:list-item>
        <text:list-item>
          <text:p text:style-name="P16">links → HST Hasper Torhaus</text:p>
        </text:list-item>
        <text:list-item>
          <text:p text:style-name="P16">rechts → Berliner Straße</text:p>
        </text:list-item>
        <text:list-item>
          <text:p text:style-name="P16">Mercedes Jürgens rechts → Berliner Straße</text:p>
        </text:list-item>
        <text:list-item>
          <text:p text:style-name="P16">Best Car Wash rechts → Rehstraße</text:p>
        </text:list-item>
        <text:list-item>
          <text:p text:style-name="P16">links → weiter auf Rehstraße</text:p>
        </text:list-item>
        <text:list-item>
          <text:p text:style-name="P16">links → Lange Straße </text:p>
        </text:list-item>
        <text:list-item>
          <text:p text:style-name="P16">Ende links → Bergischer Ring</text:p>
        </text:list-item>
        <text:list-item>
          <text:p text:style-name="P16">Ende rechts → HST Schwenke</text:p>
        </text:list-item>
        <text:list-item>
          <text:p text:style-name="P16">Altenhagener Brücke (Günlük Taze) → rechts</text:p>
        </text:list-item>
        <text:list-item>
          <text:p text:style-name="P16">Kreisel <text:span text:style-name="T2">2</text:span>. gerade aus</text:p>
        </text:list-item>
        <text:list-item>
          <text:p text:style-name="P16">Ampel Sanitätshaus Riepe → links</text:p>
        </text:list-item>
        <text:list-item>
          <text:p text:style-name="P16">Ampel Hildegardisschule → rechts</text:p>
        </text:list-item>
        <text:list-item>
          <text:p text:style-name="P16">Ende rechts → Eduard-Müller-Straße</text:p>
        </text:list-item>
        <text:list-item>
          <text:p text:style-name="P16">nächste links → Flyer Straße</text:p>
        </text:list-item>
        <text:list-item>
          <text:p text:style-name="P16">links → Feithstraße → HST Polizeipräsidium</text:p>
        </text:list-item>
        <text:list-item>
          <text:p text:style-name="P16">ARAL rechts → Poppelstraße</text:p>
        </text:list-item>
        <text:list-item>
          <text:p text:style-name="P16">links → Poststraße</text:p>
        </text:list-item>
        <text:list-item>
          <text:p text:style-name="P16">Ende rechts → Schwerter Straße</text:p>
        </text:list-item>
        <text:list-item>
          <text:p text:style-name="P16">vor Kreuzung rechts → Wendeschleife Kabel</text:p>
        </text:list-item>
      </text:list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Linie 514 Kabel → Westerbauer Schleife</text:p>
      <text:p text:style-name="P17"/>
      <text:list xml:id="list2312429353" text:style-name="L4">
        <text:list-item>
          <text:p text:style-name="P18">HST Kabel links</text:p>
        </text:list-item>
        <text:list-item>
          <text:p text:style-name="P18">nächste links</text:p>
        </text:list-item>
        <text:list-item>
          <text:p text:style-name="P18">nächste links</text:p>
        </text:list-item>
        <text:list-item>
          <text:p text:style-name="P18">links → Poststraße</text:p>
        </text:list-item>
        <text:list-item>
          <text:p text:style-name="P18">Ende rechts → Poppelstraße</text:p>
        </text:list-item>
        <text:list-item>
          <text:p text:style-name="P18">ARAL links → Hagener Straße</text:p>
        </text:list-item>
        <text:list-item>
          <text:p text:style-name="P18">rechts → Fleyer Straße</text:p>
        </text:list-item>
        <text:list-item>
          <text:p text:style-name="P18">Ende rechts → Heinitzstraße</text:p>
        </text:list-item>
        <text:list-item>
          <text:p text:style-name="P18">Kreisel 2. gerade aus</text:p>
        </text:list-item>
        <text:list-item>
          <text:p text:style-name="P18">Ampel HST Volkspark gerade aus</text:p>
        </text:list-item>
        <text:list-item>
          <text:p text:style-name="P18">Altenhagener Brücke (Günlük Taze) links</text:p>
        </text:list-item>
        <text:list-item>
          <text:p text:style-name="P18">Sondersignal Schwenke links</text:p>
        </text:list-item>
        <text:list-item>
          <text:p text:style-name="P18">nach HST Schwenke rechts → Bergstraße</text:p>
        </text:list-item>
        <text:list-item>
          <text:p text:style-name="P18">nächste rechts → Augustastraße</text:p>
        </text:list-item>
        <text:list-item>
          <text:p text:style-name="P18">nächste links → Bergischer Ring</text:p>
        </text:list-item>
        <text:list-item>
          <text:p text:style-name="P18">nächste (Feuerwache) rechts → Lange Straße</text:p>
        </text:list-item>
        <text:list-item>
          <text:p text:style-name="P18">Ende rechts → Rehstraße</text:p>
        </text:list-item>
        <text:list-item>
          <text:p text:style-name="P18">rechts weiter auf → Rehstraße</text:p>
        </text:list-item>
        <text:list-item>
          <text:p text:style-name="P18">Ende links → Berliner Straße</text:p>
        </text:list-item>
        <text:list-item>
          <text:p text:style-name="P18">Kreuzung Mercedes Jürgens links → Berliner Straße</text:p>
        </text:list-item>
        <text:list-item>
          <text:p text:style-name="P18">Märkische Bank links → Swollinskystraße</text:p>
        </text:list-item>
        <text:list-item>
          <text:p text:style-name="P18">links → HST Hasper Torhaus</text:p>
        </text:list-item>
        <text:list-item>
          <text:p text:style-name="P18">links → Tillmannstraße</text:p>
        </text:list-item>
        <text:list-item>
          <text:p text:style-name="P18">Ampeln HST Ennepeufer gerade aus</text:p>
        </text:list-item>
        <text:list-item>
          <text:p text:style-name="P18">Ende links → Büddinghardt/HST Heubing</text:p>
        </text:list-item>
        <text:list-item>
          <text:p text:style-name="P18">rechts weiter auf → Büddingstraße</text:p>
        </text:list-item>
        <text:list-item>
          <text:p text:style-name="P18">links → Oedenburgstraße</text:p>
        </text:list-item>
        <text:list-item>
          <text:p text:style-name="P19">links → Grundschötteler Straße</text:p>
        </text:list-item>
        <text:list-item>
          <text:p text:style-name="P19">rechts → Harkortstraße/HST Harkortstraße</text:p>
        </text:list-item>
        <text:list-item>
          <text:p text:style-name="P19">rechts → Harkortstraße/HST Jungfernbusch</text:p>
        </text:list-item>
        <text:list-item>
          <text:p text:style-name="P19">links → Ährenstraße</text:p>
        </text:list-item>
        <text:list-item>
          <text:p text:style-name="P19">nächste links → Louise-Märker-Straße</text:p>
        </text:list-item>
        <text:list-item>
          <text:p text:style-name="P19">Ende rechts → Jungfernbusch</text:p>
        </text:list-item>
        <text:list-item>
          <text:p text:style-name="P19">Ende rechts → Enneper Straße</text:p>
        </text:list-item>
        <text:list-item>
          <text:p text:style-name="P19">Wendeschleife Westerbauer Schleife drehen</text:p>
          <text:p text:style-name="P18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0T18:22:50.705074093</meta:creation-date>
    <dc:date>2020-05-17T19:33:26.526401285</dc:date>
    <meta:editing-duration>PT22H27M4S</meta:editing-duration>
    <meta:editing-cycles>3</meta:editing-cycles>
    <meta:generator>LibreOffice/6.0.7.3$Linux_X86_64 LibreOffice_project/00m0$Build-3</meta:generator>
    <meta:print-date>2020-05-17T18:19:00.068406651</meta:print-date>
    <meta:document-statistic meta:table-count="0" meta:image-count="0" meta:object-count="0" meta:page-count="4" meta:paragraph-count="144" meta:word-count="810" meta:character-count="4590" meta:non-whitespace-character-count="4061"/>
  </office:meta>
</office:document-meta>
</file>